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utputWrapper.outputString( Element element , boolean stri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OutputWrapper.OutputWr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OutputWrapper.OutputWrapper( Format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